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8cm" svg:stroke-color="#ffffff" draw:marker-start-width="0.327cm" draw:marker-end-width="0.327cm" draw:textarea-horizontal-align="center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4" style:family="graphic" style:parent-style-name="standard">
      <style:graphic-properties svg:stroke-width="0.018cm" svg:stroke-color="#ffffff" draw:marker-start-width="0.327cm" draw:marker-end-width="0.327cm" draw:textarea-horizontal-align="center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009999" draw:textarea-horizontal-align="center" draw:textarea-vertical-align="middle"/>
    </style:style>
    <style:style style:name="gr9" style:family="graphic" style:parent-style-name="standard">
      <style:graphic-properties draw:fill-color="#0066ff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4.5cm" svg:height="13.5cm" svg:x="23.5cm" svg:y="7.5cm">
          <text:p/>
        </draw:rect>
        <draw:rect draw:style-name="gr2" draw:text-style-name="P1" draw:layer="layout" svg:width="9.5cm" svg:height="1.5cm" svg:x="18.5cm" svg:y="0cm">
          <text:p/>
        </draw:rect>
        <draw:frame draw:style-name="gr3" draw:layer="layout" svg:width="4.5cm" svg:height="1.463cm" svg:x="22.5cm" svg:y="0.5cm">
          <draw:text-box>
            <text:p>02</text:p>
          </draw:text-box>
        </draw:frame>
        <draw:rect draw:style-name="gr4" draw:text-style-name="P1" draw:layer="layout" svg:width="4.5cm" svg:height="10cm" svg:x="0cm" svg:y="7.5cm">
          <text:p text:style-name="P1">06</text:p>
        </draw:rect>
        <draw:rect draw:style-name="gr5" draw:text-style-name="P1" draw:layer="layout" svg:width="18cm" svg:height="3.5cm" svg:x="10cm" svg:y="17.5cm">
          <text:p/>
        </draw:rect>
        <draw:frame draw:style-name="gr6" draw:layer="layout" svg:width="3.5cm" svg:height="0.963cm" svg:x="25cm" svg:y="10.537cm">
          <draw:text-box>
            <text:p>03</text:p>
          </draw:text-box>
        </draw:frame>
        <draw:rect draw:style-name="gr5" draw:text-style-name="P1" draw:layer="layout" svg:width="4.5cm" svg:height="3.5cm" svg:x="23.5cm" svg:y="17.5cm">
          <text:p/>
        </draw:rect>
        <draw:frame draw:style-name="gr6" draw:layer="layout" svg:width="4.5cm" svg:height="0.963cm" svg:x="16cm" svg:y="19cm">
          <draw:text-box>
            <text:p>05</text:p>
          </draw:text-box>
        </draw:frame>
        <draw:frame draw:style-name="gr6" draw:layer="layout" svg:width="5cm" svg:height="0.963cm" svg:x="13cm" svg:y="9cm">
          <draw:text-box>
            <text:p>01</text:p>
          </draw:text-box>
        </draw:frame>
        <draw:frame draw:style-name="gr6" draw:layer="layout" svg:width="3cm" svg:height="0.963cm" svg:x="25cm" svg:y="18.537cm">
          <draw:text-box>
            <text:p>04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terface ingam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Size and position of each componnent is relative to the Screen size.</text:p>
                <text:p/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01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>Main display of the game world.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02</text:p>
          </draw:text-box>
        </draw:frame>
        <draw:rect draw:style-name="gr8" draw:text-style-name="P1" draw:layer="layout" svg:width="15cm" svg:height="4cm" svg:x="3cm" svg:y="8cm">
          <text:p text:style-name="P1">Recap game</text:p>
        </draw:rect>
        <draw:rect draw:style-name="gr9" draw:text-style-name="P1" draw:layer="layout" svg:width="7cm" svg:height="4cm" svg:x="18cm" svg:y="8cm">
          <text:p text:style-name="P1">menu</text:p>
        </draw:rect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02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  <text:p>"Recap game" displays the acctual turn in the game the participating users with their remaining Spiritual energy.</text:p>
                <text:p/>
                <text:p>"menu" open the game menu.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2M48S</meta:editing-duration>
    <meta:editing-cycles>3</meta:editing-cycles>
    <meta:generator>OpenOffice/4.0.1$Win32 OpenOffice.org_project/401m5$Build-9714</meta:generator>
    <dc:date>2014-01-27T13:38:14.69</dc:date>
    <meta:document-statistic meta:object-count="50"/>
  </office:meta>
</office:document-meta>
</file>